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3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0000ff" draw:textarea-horizontal-align="justify" draw:textarea-vertical-align="middle" draw:auto-grow-height="false" fo:min-height="2.55cm" fo:min-width="3.1cm"/>
    </style:style>
    <style:style style:name="gr5" style:family="graphic" style:parent-style-name="standard">
      <style:graphic-properties draw:fill-color="#666699" draw:textarea-horizontal-align="justify" draw:textarea-vertical-align="middle" draw:auto-grow-height="false" fo:min-height="2.55cm" fo:min-width="2.1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ff"/>
      <style:paragraph-properties fo:text-align="center"/>
    </style:style>
    <style:style style:name="P5" style:family="paragraph">
      <loext:graphic-properties draw:fill-color="#6666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Fil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álogas as filas no mundo real;</text:p>
              </text:list-item>
              <text:list-item>
                <text:p>Primeiro que entra é o primeiro que sai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ortamen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nfileirar(item) ou enqueue(item);</text:p>
                <text:list>
                  <text:list-item>
                    <text:p>Adicionar um item no fim da fila;</text:p>
                  </text:list-item>
                </text:list>
              </text:list-item>
              <text:list-item>
                <text:p>Vazio() ou isEmpty();</text:p>
                <text:list>
                  <text:list-item>
                    <text:p>Retorna se a fila está vazia;</text:p>
                  </text:list-item>
                </text:list>
              </text:list-item>
              <text:list-item>
                <text:p>Desinfileirar() ou dequeue();</text:p>
                <text:list>
                  <text:list-item>
                    <text:p>Retorna e remove um item da fila;</text:p>
                  </text:list-item>
                </text:list>
              </text:list-item>
              <text:list-item>
                <text:p>Espiar() ou peek();</text:p>
                <text:list>
                  <text:list-item>
                    <text:p>Verifica qual o item que está na frente da fila;</text:p>
                  </text:list-item>
                </text:list>
              </text:list-item>
              <text:list-item>
                <text:p>Tamanho() ou size();</text:p>
                <text:list>
                  <text:list-item>
                    <text:p>Retorna o tamanho da fi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</text:p>
          </draw:text-box>
        </draw:frame>
        <draw:custom-shape draw:style-name="gr2" draw:text-style-name="P2" draw:layer="layout" svg:width="3.6cm" svg:height="2.8cm" svg:x="17.6cm" svg:y="7.6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02cm" svg:height="0.962cm" svg:x="3cm" svg:y="8.4cm">
          <draw:text-box>
            <text:p>enfileirar(1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</text:p>
          </draw:text-box>
        </draw:frame>
        <draw:custom-shape draw:style-name="gr2" draw:text-style-name="P2" draw:layer="layout" svg:width="3.6cm" svg:height="2.8cm" svg:x="17.6cm" svg:y="7.6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74cm" svg:height="1.673cm" svg:x="3cm" svg:y="8.4cm">
          <draw:text-box>
            <text:p>Enfileirar(1)</text:p>
            <text:p>Enfileirar(5)</text:p>
          </draw:text-box>
        </draw:frame>
        <draw:custom-shape draw:style-name="gr4" draw:text-style-name="P4" draw:layer="layout" svg:width="3.6cm" svg:height="2.8cm" svg:x="21.2cm" svg:y="7.6cm">
          <text:p text:style-name="P2">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</text:p>
          </draw:text-box>
        </draw:frame>
        <draw:custom-shape draw:style-name="gr2" draw:text-style-name="P2" draw:layer="layout" svg:width="3.6cm" svg:height="2.8cm" svg:x="17.6cm" svg:y="7.6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26cm" svg:height="2.384cm" svg:x="3cm" svg:y="8.4cm">
          <draw:text-box>
            <text:p>Enfileirar(1)</text:p>
            <text:p>Enfileirar(5)</text:p>
            <text:p>Enfileirar(11)</text:p>
          </draw:text-box>
        </draw:frame>
        <draw:custom-shape draw:style-name="gr4" draw:text-style-name="P4" draw:layer="layout" svg:width="3.6cm" svg:height="2.8cm" svg:x="21.2cm" svg:y="7.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2.8cm" svg:x="24.8cm" svg:y="7.6cm">
          <text:p text:style-name="P2">1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as</text:p>
          </draw:text-box>
        </draw:frame>
        <draw:custom-shape draw:style-name="gr2" draw:text-style-name="P2" draw:layer="layout" svg:width="3.6cm" svg:height="2.8cm" svg:x="17.6cm" svg:y="7.6cm">
          <text:p text:style-name="P2">5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265cm" svg:height="3.095cm" svg:x="3cm" svg:y="8.4cm">
          <draw:text-box>
            <text:p>Enfileirar(1)</text:p>
            <text:p>Enfileirar(5)</text:p>
            <text:p>Enfileirar(11)</text:p>
            <text:p>Desinfileirar()</text:p>
          </draw:text-box>
        </draw:frame>
        <draw:custom-shape draw:style-name="gr4" draw:text-style-name="P4" draw:layer="layout" svg:width="3.6cm" svg:height="2.8cm" svg:x="21.2cm" svg:y="7.6cm">
          <text:p text:style-name="P2">1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screva um programa que controle um fila de processos (nome e tempo de execução), esse programa deverá conter as seguintes instruções:</text:p>
                <text:list>
                  <text:list-item>
                    <text:p>Adicionar processo na fila;</text:p>
                  </text:list-item>
                  <text:list-item>
                    <text:p>Verificar e remover processo da fila (só remover se ele estiver na fila a mais tempo que o seu tempo de execução diz);</text:p>
                  </text:list-item>
                  <text:list-item>
                    <text:p>Listar a fila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4-18T10:22:32.590067246</meta:creation-date>
    <dc:date>2016-04-18T11:02:58.276037939</dc:date>
    <dc:creator>John Cardia</dc:creator>
    <meta:editing-duration>PT25M32S</meta:editing-duration>
    <meta:editing-cycles>2</meta:editing-cycles>
    <meta:generator>LibreOffice/4.4.7.2$Linux_X86_64 LibreOffice_project/40$Build-2</meta:generator>
    <meta:document-statistic meta:object-count="60"/>
  </office:meta>
</office:document-meta>
</file>